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271fb8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271fb8" style:font-weight-asian="bold" style:font-weight-complex="bold"/>
    </style:style>
    <style:style style:name="P3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374d9" style:text-blinking="false" fo:background-color="transparent" style:font-size-asian="12pt" style:font-size-complex="12pt"/>
    </style:style>
    <style:style style:name="P4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271f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374d9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2374d9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2c66bf" style:font-size-asian="12pt" style:font-size-complex="12pt"/>
    </style:style>
    <style:style style:name="P21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2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23" style:family="paragraph" style:parent-style-name="Standard" style:list-style-name="L2">
      <style:text-properties style:text-line-through-style="none" style:text-line-through-type="none" officeooo:paragraph-rsid="00116df3"/>
    </style:style>
    <style:style style:name="P24" style:family="paragraph" style:parent-style-name="Standard" style:list-style-name="L7">
      <style:text-properties style:text-line-through-style="none" style:text-line-through-type="none" officeooo:paragraph-rsid="00208b64"/>
    </style:style>
    <style:style style:name="P25" style:family="paragraph" style:parent-style-name="Standard" style:list-style-name="L8">
      <style:text-properties style:text-line-through-style="none" style:text-line-through-type="none" officeooo:paragraph-rsid="002c66bf"/>
    </style:style>
    <style:style style:name="P26" style:family="paragraph" style:parent-style-name="Standard" style:list-style-name="L10">
      <style:text-properties style:text-line-through-style="none" style:text-line-through-type="none"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a74db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fo:font-style="normal" style:text-underline-style="none" fo:font-weight="normal" officeooo:rsid="002374d9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fo:font-style="normal" style:text-underline-style="none" fo:font-weight="normal" officeooo:rsid="002a74db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fo:font-style="normal" style:text-underline-style="none" fo:font-weight="normal" officeooo:rsid="002c66bf" style:text-blinking="false" fo:background-color="transparent" loext:char-shading-value="0"/>
    </style:style>
    <style:style style:name="T17" style:family="text">
      <style:text-properties officeooo:rsid="00208b64"/>
    </style:style>
    <style:style style:name="T18" style:family="text">
      <style:text-properties fo:font-weight="bold" officeooo:rsid="00148c7a" style:font-weight-asian="bold" style:font-weight-complex="bold"/>
    </style:style>
    <style:style style:name="T19" style:family="text">
      <style:text-properties fo:font-weight="bold" officeooo:rsid="00208b64" style:font-weight-asian="bold" style:font-weight-complex="bold"/>
    </style:style>
    <style:style style:name="T20" style:family="text">
      <style:text-properties fo:font-weight="bold" officeooo:rsid="002c66bf" style:font-weight-asian="bold" style:font-weight-complex="bold"/>
    </style:style>
    <style:style style:name="T21" style:family="text">
      <style:text-properties officeooo:rsid="002374d9"/>
    </style:style>
    <style:style style:name="T22" style:family="text">
      <style:text-properties style:font-name="DejaVu Sans Condensed" fo:font-size="12pt" style:font-size-asian="12pt" style:font-size-complex="12pt"/>
    </style:style>
    <style:style style:name="T23" style:family="text">
      <style:text-properties style:font-name="DejaVu Sans Condensed" fo:font-size="12pt" officeooo:rsid="0019c0cd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style:font-name="DejaVu Sans Condensed" fo:font-size="12pt" officeooo:rsid="002374d9" style:font-size-asian="12pt" style:font-size-complex="12pt"/>
    </style:style>
    <style:style style:name="T26" style:family="text">
      <style:text-properties style:font-name="DejaVu Sans Condensed" fo:font-size="12pt" officeooo:rsid="00208b64" style:font-size-asian="12pt" style:font-size-complex="12pt"/>
    </style:style>
    <style:style style:name="T27" style:family="text">
      <style:text-properties style:font-name="DejaVu Sans Condensed" fo:font-size="12pt" officeooo:rsid="0025d037" style:font-size-asian="12pt" style:font-size-complex="12pt"/>
    </style:style>
    <style:style style:name="T28" style:family="text">
      <style:text-properties style:font-name="DejaVu Sans Condensed" fo:font-size="12pt" officeooo:rsid="002c66bf" style:font-size-asian="12pt" style:font-size-complex="12pt"/>
    </style:style>
    <style:style style:name="T29" style:family="text">
      <style:text-properties officeooo:rsid="00240d34"/>
    </style:style>
    <style:style style:name="T30" style:family="text">
      <style:text-properties officeooo:rsid="00255529"/>
    </style:style>
    <style:style style:name="T31" style:family="text">
      <style:text-properties officeooo:rsid="0035db3e"/>
    </style:style>
    <style:style style:name="T32" style:family="text">
      <style:text-properties officeooo:rsid="002a74db"/>
    </style:style>
    <style:style style:name="T33" style:family="text">
      <style:text-properties officeooo:rsid="002c66b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29">1</text:span><text:span text:style-name="T30">0</text:span><text:span text:style-name="T6">3</text:span><text:span text:style-name="T5"> - </text:span><text:span text:style-name="T29">Controls - </text:span>Throttle <text:span text:style-name="T1">Base</text:span></text:p>
      <text:p text:style-name="P8">U=Up, D=Down, F=Forward, B=Backward, L=Left, R=Right, P=Press, S-*=Shift-<text:span text:style-name="T3">*</text:span>, L-*=Long-<text:span text:style-name="T3">*</text:span></text:p>
      <text:p text:style-name="P6"/>
      <text:p text:style-name="P7">Mode selector</text:p>
      <text:list text:style-name="L1">
        <text:list-item>
          <text:p text:style-name="P9">Turn: --</text:p>
        </text:list-item>
      </text:list>
      <text:p text:style-name="P7">Flaps lever</text:p>
      <text:list text:style-name="L2">
        <text:list-item>
          <text:p text:style-name="P23"><text:span text:style-name="T23">Axis</text:span><text:span text:style-name="T24">: </text:span><text:span text:style-name="T27">--</text:span></text:p>
        </text:list-item>
      </text:list>
      <text:p text:style-name="P7">T1 switch</text:p>
      <text:list text:style-name="L3">
        <text:list-item>
          <text:p text:style-name="P10">F: --</text:p>
        </text:list-item>
      </text:list>
      <text:p text:style-name="P7">T2 switch</text:p>
      <text:list text:style-name="L4">
        <text:list-item>
          <text:p text:style-name="P11">F: --</text:p>
        </text:list-item>
      </text:list>
      <text:p text:style-name="P7">T3 switch</text:p>
      <text:list text:style-name="L5">
        <text:list-item>
          <text:p text:style-name="P12">F: --</text:p>
        </text:list-item>
      </text:list>
      <text:p text:style-name="P7">T4 switch</text:p>
      <text:list text:style-name="L6">
        <text:list-item>
          <text:p text:style-name="P13">F: --</text:p>
        </text:list-item>
      </text:list>
      <text:p text:style-name="P7">Lighted Buttons</text:p>
      <text:list text:style-name="L7">
        <text:list-item>
          <text:p text:style-name="P24"><text:span text:style-name="T23">B1</text:span><text:span text:style-name="T24">: </text:span><text:span text:style-name="T11">--</text:span></text:p>
        </text:list-item>
        <text:list-item>
          <text:p text:style-name="P16"><text:span text:style-name="T13">B4: </text:span><text:span text:style-name="T15">--</text:span></text:p>
        </text:list-item>
        <text:list-item>
          <text:p text:style-name="P3">B2: <text:span text:style-name="T32">--</text:span></text:p>
        </text:list-item>
        <text:list-item>
          <text:p text:style-name="P4">B5: <text:span text:style-name="T32">--</text:span></text:p>
        </text:list-item>
        <text:list-item>
          <text:p text:style-name="P24"><text:span text:style-name="T9">B3: </text:span><text:span text:style-name="T11">--</text:span></text:p>
        </text:list-item>
        <text:list-item>
          <text:p text:style-name="P24"><text:span text:style-name="T9">B6: </text:span><text:span text:style-name="T11">--</text:span></text:p>
        </text:list-item>
      </text:list>
      <text:p text:style-name="P7">T5 switch</text:p>
      <text:list xml:id="list1529593266" text:style-name="L8">
        <text:list-item>
          <text:p text:style-name="P25"><text:span text:style-name="T24">U: </text:span><text:span text:style-name="T28"><text:s/></text:span><text:span text:style-name="T24">AI Panel Show/Hide</text:span></text:p>
        </text:list-item>
        <text:list-item>
          <text:p text:style-name="P17"><text:span text:style-name="T2">D: </text:span><text:span text:style-name="T33">--</text:span></text:p>
        </text:list-item>
      </text:list>
      <text:p text:style-name="P18"><text:span text:style-name="T18">T6 switch -- </text:span><text:span text:style-name="T19">Left </text:span><text:span text:style-name="T20">and Aft </text:span><text:span text:style-name="T19">door gunner control</text:span></text:p>
      <text:list text:style-name="L9">
        <text:list-item>
          <text:p text:style-name="P19"><text:span text:style-name="T2">U:</text:span><text:bookmark text:name="docs-internal-guid-5c1c3bc9-7fff-d0bf-0d8d-375cd9dc0784"/><text:span text:style-name="T2"> </text:span><text:span text:style-name="T12">AI </text:span><text:span text:style-name="T14">Left </text:span><text:span text:style-name="T12">Gunner ROE </text:span><text:span text:style-name="T13">(Safe/Return Fire/Fire at Will</text:span><text:span text:style-name="T12">)</text:span> </text:p>
        </text:list-item>
        <text:list-item>
          <text:p text:style-name="P19"><text:span text:style-name="T2">D: </text:span><text:bookmark text:name="docs-internal-guid-f1f031f3-7fff-0854-2509-a91975f6fdeb"/><text:span text:style-name="T12">AI </text:span><text:span text:style-name="T14">Left </text:span><text:span text:style-name="T12">Gunner Burst Switch</text:span> <text:span text:style-name="T17">(Long/Short)</text:span></text:p>
        </text:list-item>
        <text:list-item>
          <text:p text:style-name="P20"><text:span text:style-name="T33">S-</text:span><text:span text:style-name="T2">U:</text:span><text:bookmark text:name="docs-internal-guid-5c1c3bc9-7fff-d0bf-0d8d-375cd9dc0784 Copy 1"/><text:span text:style-name="T2"> </text:span><text:span text:style-name="T12">AI </text:span><text:span text:style-name="T16">Aft</text:span><text:span text:style-name="T14"> </text:span><text:span text:style-name="T12">Gunner ROE </text:span><text:span text:style-name="T13">(Safe/Return Fire/Fire at Will</text:span><text:span text:style-name="T12">)</text:span> </text:p>
        </text:list-item>
        <text:list-item>
          <text:p text:style-name="P20"><text:span text:style-name="T33">S-</text:span><text:span text:style-name="T2">D: </text:span><text:bookmark text:name="docs-internal-guid-f1f031f3-7fff-0854-2509-a91975f6fdeb Copy 1"/><text:span text:style-name="T12">AI </text:span><text:span text:style-name="T16">Aft</text:span><text:span text:style-name="T12"> Gunner Burst Switch</text:span> <text:span text:style-name="T17">(Long/Short)</text:span></text:p>
        </text:list-item>
      </text:list>
      <text:p text:style-name="P7">T7 switch -- <text:span text:style-name="T17">Right door gunner control</text:span></text:p>
      <text:list text:style-name="L10">
        <text:list-item>
          <text:p text:style-name="P26"><text:span text:style-name="T9">U: </text:span><text:span text:style-name="T7">AI </text:span><text:span text:style-name="T8">Right</text:span><text:span text:style-name="T7"> Gunner ROE </text:span><text:span text:style-name="T9">(Safe/Return Fire/Fire at Will</text:span><text:span text:style-name="T7">)</text:span><text:span text:style-name="T22"> </text:span></text:p>
        </text:list-item>
        <text:list-item>
          <text:p text:style-name="P26"><text:span text:style-name="T24">D: </text:span><text:bookmark text:name="docs-internal-guid-f1f031f3-7fff-0854-2509-a91975f6fdeb1"/><text:span text:style-name="T10">AI </text:span><text:span text:style-name="T8">Right</text:span><text:span text:style-name="T9"> </text:span><text:span text:style-name="T10">Gunner Burst Switch</text:span><text:span text:style-name="T24"> </text:span><text:span text:style-name="T26">(Long/Short)</text:span></text:p>
        </text:list-item>
      </text:list>
      <text:p text:style-name="P7">E1 dial -- <text:span text:style-name="T1">Kneeboard</text:span></text:p>
      <text:list text:style-name="L11">
        <text:list-item>
          <text:p text:style-name="P14">P: Kneeboard toggle</text:p>
        </text:list-item>
        <text:list-item>
          <text:p text:style-name="P21"><text:span text:style-name="T4">L/R</text:span><text:span text:style-name="T1">: Flip pages</text:span></text:p>
        </text:list-item>
      </text:list>
      <text:p text:style-name="P7">E2 dial -- <text:span text:style-name="T1">NVGs</text:span></text:p>
      <text:list text:style-name="L12">
        <text:list-item>
          <text:p text:style-name="P15">P: Toggle NVGs on/off</text:p>
        </text:list-item>
        <text:list-item>
          <text:p text:style-name="P15"><text:span text:style-name="T4">L/R</text:span>: NVG gain up/down</text:p>
        </text:list-item>
      </text:list>
      <text:p text:style-name="P22"><text:bookmark text:name="docs-internal-guid-d99237a5-7fff-b85b-6bc8-2c924326da95"/><text:s/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0-19T19:23:52.309000000</dc:date>
    <meta:editing-duration>PT3H28M29S</meta:editing-duration>
    <meta:editing-cycles>2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5" meta:word-count="189" meta:character-count="879" meta:non-whitespace-character-count="753"/>
  </office:meta>
</office:document-meta>
</file>